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9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5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 fo:wrap-option="wrap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10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5" office:value-type="string" calcext:value-type="string">
            <text:p>Number required for single toolhead</text:p>
          </table:table-cell>
          <table:table-cell table:style-name="ce8" office:value-type="string" calcext:value-type="string">
            <text:p>notes</text:p>
          </table:table-cell>
          <table:table-cell table:style-name="ce11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opah_extruder_body_v0.2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opah_extruder_brace_v0.3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_extruder_idler_v0.3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opah_extruder_mount_v1.2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jonaskuehling_gregs-wade-ao-v3-washer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fan_duct_left_v0.7.4.1d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fan_duct_right_v0.7.4.1d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heatsink_fan_duct_opah_v1.1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_idler_latch_v2.2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herringbone_large_gear_v1.3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herringbone_small_gear-1.1-highre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1" calcext:value-type="float">
            <text:p>1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4:10:02.063413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28T14:15:19.250220247</dc:date>
    <meta:editing-duration>PT7H10M57S</meta:editing-duration>
    <meta:editing-cycles>16</meta:editing-cycles>
    <meta:generator>LibreOffice/5.0.4.2$Linux_X86_64 LibreOffice_project/2b9802c1994aa0b7dc6079e128979269cf95bc78</meta:generator>
    <meta:print-date>2016-06-27T15:05:08.022148666</meta:print-date>
    <meta:document-statistic meta:table-count="1" meta:cell-count="39" meta:object-count="0"/>
  </office:meta>
</office:document-meta>
</file>